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a4e" officeooo:paragraph-rsid="00045a4e"/>
    </style:style>
    <style:style style:name="T1" style:family="text">
      <style:text-properties officeooo:rsid="00045a4e"/>
    </style:style>
    <style:style style:name="T2" style:family="text">
      <style:text-properties officeooo:rsid="00048d59"/>
    </style:style>
    <style:style style:name="T3" style:family="text">
      <style:text-properties officeooo:rsid="0004e955"/>
    </style:style>
    <style:style style:name="T4" style:family="text">
      <style:text-properties officeooo:rsid="0006a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tuł pracy: Replikacja obrazów za pomocą algorytmów genetycznych</text:p>
      <text:p text:style-name="Standard"/>
      <text:p text:style-name="Standard">Tytuł pracy w języku angielskim: Image replication using genetic algorithms</text:p>
      <text:p text:style-name="Standard"/>
      <text:p text:style-name="Standard">Motywacja wyboru tematu pracy inżynierskiej: </text:p>
      <text:p text:style-name="Standard">Algorytmy metaheurystyczne to rodzina algorytmów, które <text:span text:style-name="T1">są </text:span>głównie wykorzystywane do rozwiązywania problemów optymalizacyjnych. Klasycznym zastosowaniem jest używanie metahuerystyk do <text:span text:style-name="T3">zagadnienia komiwojażera w celu znalezienia rozwiązania leżącego najbliżej optymalnego.</text:span> Ten sposób szukania rozwiązań można oczywiście przenieść na inne dziedziny i problemy. Jednym z przykładów może być chociażby próba replikacji obrazów - ‘wyprodukowanie’ bardzo podobnej wersji zdjęcia, <text:span text:style-name="T1">grafiki itp.</text:span> na podstawie posiadanego oryginału. <text:span text:style-name="T1">Obecnie najbardziej nowoczesnym podejściem wydaje się wykorzystane do tego celu GANów (ang. generative adversial network), czyli pewnej techniki z dziedziny machine learningu stosowanej do tworzenia bardzo realistycznie wyglądających obrazów. Istnieje jednak inne, może już nieco mniej modne, aczkolwiek niemniej ciekawe podejście – użycie algorytmów genetycznych.</text:span></text:p>
      <text:p text:style-name="Standard"/>
      <text:p text:style-name="P1">Cele pracy: Podstawą <text:span text:style-name="T2">pracy </text:span>jest implementacja algorytmu genetycznego, który na podstawie oryginalnego obrazu, dążyłby do wytworzenia grafiki najbardziej zbliżonej do <text:span text:style-name="T4">wzorca</text:span>. <text:span text:style-name="T2">Głównym celem natomiast jest analiza działania takiego rozwiązania poprzez m. in. zbadanie wpływu parametrów wejściowych algorytmu (np. rozmiar populacji w każdym pokoleniu, sposób wyboru osobników do kolejnych mutacji, wybór kryteriów zakończenia działania algorytmu) na jakość otrzymywanego wyniku. W pracy zawarte zostanie również krótkie porównanie badanej techniki replikacji z innymi możliwościami generowania obrazów. Ponadto, oprócz implementacji, powstanie prosta aplikacja umożliwiająca wygodne testowanie i dobieranie parametrów algorytm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23:16:16.227543655</meta:creation-date>
    <dc:date>2019-04-13T23:45:29.612165326</dc:date>
    <meta:editing-duration>PT7M1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" meta:word-count="214" meta:character-count="1796" meta:non-whitespace-character-count="1585"/>
  </office:meta>
</office:document-meta>
</file>